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9.666cm" svg:height="8.994cm" svg:x="0.015cm" svg:y="0.00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66cm" fo:page-height="8.9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8-29T11:37:11</meta:creation-date>
    <dc:date>2011-08-29T11:39:02</dc:date>
    <meta:editing-duration>PT1M52S</meta:editing-duration>
    <meta:editing-cycles>1</meta:editing-cycles>
    <meta:document-statistic meta:object-count="1"/>
    <meta:generator>LibreOffice/3.3$Unix LibreOffice_project/330m19$Build-30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6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667cm" svg:height="8.995cm" xlink:href="." xlink:type="simple" chart:class="chart:bar" chart:style-name="ch1">
        <chart:plot-area chart:style-name="ch2" chart:data-source-has-labels="both" svg:x="1.691cm" svg:y="0.851cm" svg:width="17.19cm" svg:height="6.697cm">
          <chartooo:coordinate-region svg:x="2.535cm" svg:y="1.085cm" svg:width="16.346cm" svg:height="5.406cm"/>
          <chart:axis chart:dimension="x" chart:name="primary-x" chart:style-name="ch3">
            <chart:title svg:x="9.149cm" svg:y="7.728cm" chart:style-name="ch4">
              <text:p>Hardware</text:p>
            </chart:title>
            <chart:categories table:cell-range-address="local-table.$B$1:.$E$1"/>
          </chart:axis>
          <chart:axis chart:dimension="y" chart:name="primary-y" chart:style-name="ch5">
            <chart:title svg:x="0.451cm" svg:y="5.855cm" chart:style-name="ch6">
              <text:p>Time, seconds</text:p>
            </chart:title>
            <chart:grid chart:style-name="ch7" chart:class="major"/>
          </chart:axis>
          <chart:series chart:style-name="ch8" chart:values-cell-range-address="local-table.$B$2:.$E$2" chart:label-cell-address="local-table.$A$2" chart:class="chart:bar">
            <chart:data-point/>
            <chart:data-point chart:style-name="ch9"/>
            <chart:data-point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D E-350 1 CPU core</text:p>
              </table:table-cell>
              <table:table-cell office:value-type="string">
                <text:p>AMD E-350 1 GPU core</text:p>
              </table:table-cell>
              <table:table-cell office:value-type="string">
                <text:p>AMD Phenom II X6 1055T 1 CPU core</text:p>
              </table:table-cell>
              <table:table-cell office:value-type="string">
                <text:p>NVIDIA Tesla C207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2.642751">
                <text:p>2.642751</text:p>
              </table:table-cell>
              <table:table-cell office:value-type="float" office:value="1.423255">
                <text:p>1.423255</text:p>
              </table:table-cell>
              <table:table-cell office:value-type="float" office:value="0.870026">
                <text:p>0.870026</text:p>
              </table:table-cell>
              <table:table-cell office:value-type="float" office:value="0.278434">
                <text:p>0.2784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